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4f6" officeooo:paragraph-rsid="00113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bug Pod in Kubernetes | Debugging Pod | Pod Logs | ImagePullBackoff | DevOps Training 9886611117</text:h>
      <text:p text:style-name="Standard"><text:a xlink:type="simple" xlink:href="https://youtu.be/xsBnF9gbXW4" text:style-name="Internet_20_link" text:visited-style-name="Visited_20_Internet_20_Link">https://youtu.be/xsBnF9gbXW4</text:a></text:p>
      <text:p text:style-name="Standard"/>
      <text:p text:style-name="P1">EVERYTHING YOU NEED TO KNOW ABOUT AWS LAMBDA!!</text:p>
      <text:p text:style-name="Standard">https://youtube.com/playlist?list=PL9nWRykSBSFjodfc8l8M8yN0ieP94Qe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7:58:50.851710624</meta:creation-date>
    <dc:date>2022-08-20T22:26:38.479071071</dc:date>
    <meta:editing-duration>PT2M48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26" meta:character-count="240" meta:non-whitespace-character-count="218"/>
  </office:meta>
</office:document-meta>
</file>